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a78533"/>
    </style:style>
    <style:style style:name="P78" style:family="paragraph" style:parent-style-name="Standard">
      <style:text-properties officeooo:paragraph-rsid="0ea9445c"/>
    </style:style>
    <style:style style:name="P79" style:family="paragraph" style:parent-style-name="Footnote">
      <style:text-properties officeooo:paragraph-rsid="0ead3525"/>
    </style:style>
    <style:style style:name="P80" style:family="paragraph" style:parent-style-name="Standard">
      <style:text-properties officeooo:paragraph-rsid="0dbf3336"/>
    </style:style>
    <style:style style:name="P81" style:family="paragraph" style:parent-style-name="Standard">
      <style:text-properties officeooo:paragraph-rsid="0eb4913f"/>
    </style:style>
    <style:style style:name="P82" style:family="paragraph" style:parent-style-name="Footnote">
      <style:text-properties officeooo:paragraph-rsid="0ed85d11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d93cdf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text-properties style:font-name="Liberation Sans" fo:font-size="12pt" officeooo:paragraph-rsid="0eda540b" style:font-size-asian="12pt" style:font-size-complex="12pt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officeooo:rsid="004804ae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officeooo:rsid="047da547"/>
    </style:style>
    <style:style style:name="T31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style:font-size-asian="12pt" style:font-size-complex="12pt"/>
    </style:style>
    <style:style style:name="T338" style:family="text">
      <style:text-properties officeooo:rsid="04473353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officeooo:rsid="0b952edb"/>
    </style:style>
    <style:style style:name="T344" style:family="text">
      <style:text-properties fo:font-size="8pt" style:font-size-asian="8pt" style:font-size-complex="8pt" loext:padding="0.049cm" loext:border="0.31pt solid #000000"/>
    </style:style>
    <style:style style:name="T345" style:family="text">
      <style:text-properties officeooo:rsid="0cf7e116"/>
    </style:style>
    <style:style style:name="T346" style:family="text">
      <style:text-properties officeooo:rsid="01657261" style:font-size-complex="12pt"/>
    </style:style>
    <style:style style:name="T347" style:family="text">
      <style:text-properties officeooo:rsid="0e5635a7"/>
    </style:style>
    <style:style style:name="T348" style:family="text">
      <style:text-properties officeooo:rsid="0e56c5f4"/>
    </style:style>
    <style:style style:name="T349" style:family="text">
      <style:text-properties officeooo:rsid="0e80285f"/>
    </style:style>
    <style:style style:name="T350" style:family="text">
      <style:text-properties officeooo:rsid="0e838e2a"/>
    </style:style>
    <style:style style:name="T351" style:family="text">
      <style:text-properties officeooo:rsid="0e83c34e"/>
    </style:style>
    <style:style style:name="T35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style:font-size-asian="12pt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2"><text:span text:style-name="T269">LTS</text:span><text:span text:style-name="T277"> </text:span><text:span text:style-name="T278">staat voor</text:span><text:span text:style-name="T276"> </text:span><text:span text:style-name="T269">Long-Term Support, langetermijnondersteuning, </text:span><text:span text:style-name="T279">en </text:span><text:span text:style-name="T280">d</text:span><text:span text:style-name="T279">eze </text:span><text:span text:style-name="T279"><text:reference-ref text:reference-format="text" text:ref-name="Distributie">Ubuntu</text:reference-ref></text:span><text:span text:style-name="T279"><text:s/></text:span><text:span text:style-name="T279"><text:reference-ref text:reference-format="text" text:ref-name="Versie">22.04</text:reference-ref></text:span><text:span text:style-name="T279"><text:s/>LTS </text:span><text:span text:style-name="T278">van</text:span><text:span text:style-name="T275"> </text:span><text:span text:style-name="T273">april</text:span><text:span text:style-name="T271"> 202</text:span><text:span text:style-name="T273">2 </text:span><text:span text:style-name="T269">wordt </text:span><text:span text:style-name="T270">vijf</text:span><text:span text:style-name="T269"> jaar onder</text:span><text:span text:style-name="T275">houden</text:span><text:span text:style-name="T274"> </text:span><text:span text:style-name="T269">tot </text:span><text:span text:style-name="T273">april</text:span><text:span text:style-name="T268"> </text:span><text:span text:style-name="T269">202</text:span><text:span text:style-name="T273">7</text:span><text:span text:style-name="T272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41">.</text:span></text:span></text:p>
      <text:p text:style-name="P9"/>
      <text:p text:style-name="P70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11">voor</text:span><text:span text:style-name="T312"> </text:span><text:span text:style-name="T313">deze en andere </text:span><text:span text:style-name="T314">Linux documenten</text:span><text:span text:style-name="T102">, scripts, </text:span><text:span text:style-name="T103">en informatie</text:span><text:span text:style-name="T102">.</text:span></text:p>
      <text:p text:style-name="P10"/>
      <text:p text:style-name="P39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5">(zie toelichting)</text:span><text:span text:style-name="T17">:</text:span></text:p>
      <text:p text:style-name="P2"><text:span text:style-name="Definition"><text:span text:style-name="T332">g</text:span></text:span><text:span text:style-name="Definition"><text:span text:style-name="T331">ebruiker</text:span></text:span><text:span text:style-name="Definition"><text:span text:style-name="T320"><text:tab/><text:tab/></text:span></text:span><text:span text:style-name="Definition"><text:span text:style-name="T337"> <text:tab/><text:tab/></text:span></text:span><text:span text:style-name="T321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21"><text:tab/></text:span><text:span text:style-name="T322">(</text:span><text:span text:style-name="T317">volledige naam, bijv. </text:span><text:span text:style-name="T319">J</text:span><text:span text:style-name="T336">a</text:span><text:span text:style-name="T319">n </text:span><text:span text:style-name="T336">Jansen</text:span><text:span text:style-name="T318">)</text:span></text:p>
      <text:p text:style-name="Standard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16"><text:tab/></text:span></text:span><text:span text:style-name="Definition"><text:span text:style-name="T316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6"><text:tab/></text:span></text:span><text:span text:style-name="T9">(korte naam, bijv. </text:span><text:span text:style-name="T253">j</text:span><text:span text:style-name="T254">an</text:span><text:span text:style-name="T9">)</text:span></text:p>
      <text:p text:style-name="P1"><text:span text:style-name="Definition"><text:span text:style-name="T334">c</text:span></text:span><text:span text:style-name="Definition"><text:span text:style-name="T333">omputernaam</text:span></text:span><text:span text:style-name="Definition"><text:span text:style-name="T323"><text:tab/><text:tab/></text:span></text:span><text:span text:style-name="Definition"><text:span text:style-name="T321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21"><text:tab/></text:span></text:span><text:span text:style-name="Definition"><text:span text:style-name="T324">(</text:span></text:span><text:span text:style-name="Definition"><text:span text:style-name="T325">naam van de compute</text:span></text:span><text:span text:style-name="Definition"><text:span text:style-name="T326">r, </text:span></text:span><text:span text:style-name="Definition"><text:span text:style-name="T327">bijv. </text:span></text:span><text:span text:style-name="Definition"><text:span text:style-name="T328">pc02</text:span></text:span><text:span text:style-name="Definition"><text:span text:style-name="T324">)</text:span></text:span></text:p>
      <text:p text:style-name="P1"><text:span text:style-name="Definition"><text:span text:style-name="T332">o</text:span></text:span><text:span text:style-name="Definition"><text:span text:style-name="T331">pstartmenu</text:span></text:span><text:span text:style-name="Definition"><text:span text:style-name="T321"><text:tab/><text:tab/><text:tab/></text:span></text:span><text:span text:style-name="Definition"><text:span text:style-name="T321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21"><text:tab/></text:span></text:span><text:span text:style-name="Definition"><text:span text:style-name="T324">(</text:span></text:span><text:span text:style-name="Definition"><text:span text:style-name="T325">to</text:span></text:span><text:span text:style-name="Definition"><text:span text:style-name="T329">ets voor het opstartmedium</text:span></text:span><text:span text:style-name="Definition"><text:span text:style-name="T330">)</text:span></text:span></text:p>
      <text:p text:style-name="P1"><text:span text:style-name="Definition"><text:span text:style-name="T334">i</text:span></text:span><text:span text:style-name="Definition"><text:span text:style-name="T335">nstellingen</text:span></text:span><text:span text:style-name="T324"><text:tab/><text:tab/> <text:tab/></text:span><text:span text:style-name="T324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4"><text:tab/>(</text:span><text:span text:style-name="T325">toets voor het BIOS/UEFI-scherm</text:span><text:span text:style-name="T324">)</text:span></text:p>
      <text:p text:style-name="P3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Definition"><text:span text:style-name="T355"><text:tab/></text:span></text:span><text:span text:style-name="Definition"><text:span text:style-name="T365"> <text:tab/><text:tab/></text:span></text:span><text:span text:style-name="T356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6"><text:tab/></text:span><text:span text:style-name="T357">(</text:span><text:span text:style-name="T358">volledige naam </text:span><text:span text:style-name="T359">evt. 2</text:span><text:span text:style-name="T366">e</text:span><text:span text:style-name="T359"> gebruiker</text:span><text:span text:style-name="T360">)</text:span></text:p>
      <text:p text:style-name="P71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Definition"><text:span text:style-name="T361"><text:tab/></text:span></text:span><text:span text:style-name="Definition"><text:span text:style-name="T361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1"><text:tab/></text:span></text:span><text:span text:style-name="T362">(korte naam</text:span><text:span text:style-name="T363"> </text:span><text:span text:style-name="T364">evt. 2</text:span><text:span text:style-name="T367">e</text:span><text:span text:style-name="T364"> gebruiker</text:span><text:span text:style-name="T362">)</text:span></text:p>
      <text:p text:style-name="P3"><text:span text:style-name="T255">Vervang </text:span><text:span text:style-name="Definition"><text:span text:style-name="T11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5"/>
      <text:p text:style-name="P5"/>
      <text:p text:style-name="P4"><text:span text:style-name="T264">Nog niet op Linux?</text:span><text:span text:style-name="T257"><text:tab/></text:span><text:span text:style-name="T261"><text:tab/></text:span><text:span text:style-name="T262">G</text:span><text:span text:style-name="T258">ebruik </text:span><text:span text:style-name="Strong_20_Emphasis"><text:span text:style-name="T265">Checklist migratie</text:span></text:span><text:span text:style-name="T2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9"> onder </text:span><text:span text:style-name="T263">Linux</text:span><text:span text:style-name="T260">.</text:span></text:p>
      <text:p text:style-name="P40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158907884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3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7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79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6"><text:span text:style-name="T216">D</text:span>e <text:span text:style-name="T344">Super</text:span>-toets <text:span text:style-name="T216">is </text:span>de Windows<text:span text:style-name="T345">-</text:span><text:span text:style-name="T343">toets</text:span>, <text:span text:style-name="T345">C</text:span>ommand-<text:span text:style-name="T343">toets</text:span>, of <text:span text:style-name="T345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04913195476763" text:continue-numbering="true" text:style-name="L1">
        <text:list-item>
          <text:p text:style-name="P86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81">een </text:span><text:span text:style-name="T281"><text:reference-ref text:reference-format="text" text:ref-name="Distributie">Ubuntu</text:reference-ref></text:span><text:span text:style-name="T281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5"><text:span text:style-name="T338">Vanaf ee</text:span>n Live <text:span text:style-name="T342">USB-stick </text:span><text:span text:style-name="T347">(</text:span><text:span text:style-name="T342">of </text:span><text:span text:style-name="T348">cd/dvd</text:span><text:span text:style-name="T347">)</text:span><text:span text:style-name="T19"> </text:span>kunt <text:span text:style-name="T338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7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40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3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6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9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3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6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7">Kies </text:span><text:span text:style-name="T266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83">het gewenste </text:span></text:span><text:span text:style-name="Strong_20_Emphasis"><text:span text:style-name="T298">Installatie type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69"><text:span text:style-name="Strong_20_Emphasis"><text:span text:style-name="T284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5">O</text:span></text:span><text:span text:style-name="Strong_20_Emphasis"><text:span text:style-name="T286">p </text:span></text:span><text:span text:style-name="Strong_20_Emphasis"><text:span text:style-name="T287">het </text:span></text:span><text:span text:style-name="Strong_20_Emphasis"><text:span text:style-name="T288">scherm </text:span></text:span><text:span text:style-name="Strong_20_Emphasis"><text:span text:style-name="T299">Waar bevindt u zich?</text:span></text:span><text:span text:style-name="Strong_20_Emphasis"><text:span text:style-name="T288"> </text:span></text:span><text:span text:style-name="Strong_20_Emphasis"><text:span text:style-name="T289">controleer </text:span></text:span><text:span text:style-name="Strong_20_Emphasis"><text:span text:style-name="T290">de </text:span></text:span><text:span text:style-name="Strong_20_Emphasis"><text:span text:style-name="T289">locatie en </text:span></text:span><text:span text:style-name="Strong_20_Emphasis"><text:span text:style-name="T285">klik </text:span></text:span><text:span text:style-name="Strong_20_Emphasis"><text:span text:style-name="T288">op </text:span></text:span><text:span text:style-name="Strong_20_Emphasis"><text:span text:style-name="T299">Verder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1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300">Op </text:span><text:span text:style-name="T301">het </text:span><text:span text:style-name="T299">scherm </text:span><text:span text:style-name="Strong_20_Emphasis"><text:span text:style-name="T299">Wie bent u?</text:span></text:span><text:span text:style-name="T299"> </text:span><text:span text:style-name="T300">vul </text:span><text:span text:style-name="T302">in </text:span><text:span text:style-name="Strong_20_Emphasis"><text:span text:style-name="T303">Uw n</text:span></text:span><text:span text:style-name="Strong_20_Emphasis"><text:span text:style-name="T304">aam</text:span></text:span><text:span text:style-name="Strong_20_Emphasis"><text:span text:style-name="T291"> </text:span></text:span><text:span text:style-name="Definition"><text:span text:style-name="T5">gebruiker</text:span></text:span><text:span text:style-name="Strong_20_Emphasis"><text:span text:style-name="T292">, <text:line-break/></text:span></text:span><text:span text:style-name="Strong_20_Emphasis"><text:span text:style-name="T304">Naam </text:span></text:span><text:span text:style-name="Strong_20_Emphasis"><text:span text:style-name="T303">van uw </text:span></text:span><text:span text:style-name="Strong_20_Emphasis"><text:span text:style-name="T305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91">,<text:line-break/></text:span></text:span><text:span text:style-name="Strong_20_Emphasis"><text:span text:style-name="T303">Kies een g</text:span></text:span><text:span text:style-name="Strong_20_Emphasis"><text:span text:style-name="T305">ebruikersnaam</text:span></text:span><text:span text:style-name="Strong_20_Emphasis"><text:span text:style-name="T291"> </text:span></text:span><text:span text:style-name="Definition"><text:span text:style-name="T5">gebruikersnaam</text:span></text:span><text:span text:style-name="Strong_20_Emphasis"><text:span text:style-name="T291">,<text:line-break/></text:span></text:span><text:span text:style-name="Strong_20_Emphasis"><text:span text:style-name="T293">g</text:span></text:span><text:span text:style-name="Strong_20_Emphasis"><text:span text:style-name="T282">eef tweemaal een </text:span></text:span><text:span text:style-name="Strong_20_Emphasis"><text:span text:style-name="T297">wachtwoord</text:span></text:span><text:span text:style-name="Strong_20_Emphasis"><text:span text:style-name="T282">,</text:span></text:span><text:span text:style-name="Strong_20_Emphasis"><text:span text:style-name="T294"> </text:span></text:span><text:span text:style-name="Strong_20_Emphasis"><text:span text:style-name="T295">en</text:span></text:span><text:span text:style-name="Strong_20_Emphasis"><text:span text:style-name="T294"> </text:span></text:span><text:span text:style-name="Strong_20_Emphasis"><text:span text:style-name="T296">k</text:span></text:span><text:span text:style-name="Strong_20_Emphasis"><text:span text:style-name="T282">lik op </text:span></text:span><text:span text:style-name="Strong_20_Emphasis"><text:span text:style-name="T297">Verder</text:span></text:span><text:span text:style-name="Strong_20_Emphasis"><text:span text:style-name="T282">.</text:span></text:span></text:p>
          </table:table-cell>
        </table:table-row>
      </table:table>
      <text:p text:style-name="P42"><text:span text:style-name="Strong_20_Emphasis"><text:span text:style-name="T161"/></text:span></text:p>
      <text:list xml:id="list104912147136614" text:continue-numbering="true" text:style-name="L1">
        <text:list-item>
          <text:p text:style-name="P84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6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9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4"><text:span text:style-name="T350">Debian-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4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1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6"><text:span text:style-name="Strong_20_Emphasis"><text:span text:style-name="T99"><text:tab/></text:span></text:span></text:p>
      <text:p text:style-name="P47"><text:span text:style-name="Strong_20_Emphasis"><text:span text:style-name="T130"/></text:span></text:p>
      <text:p text:style-name="P48"><text:span text:style-name="Strong_20_Emphasis"><text:span text:style-name="T117"/></text:span></text:p>
      <text:list xml:id="list104913678340627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6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8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1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6"><text:span text:style-name="T216">D</text:span>e <text:span text:style-name="T344">Super</text:span>-toets <text:span text:style-name="T216">is </text:span>de Windows<text:span text:style-name="T345">-</text:span><text:span text:style-name="T343">toets</text:span>, <text:span text:style-name="T345">C</text:span>ommand-<text:span text:style-name="T343">toets</text:span>, of <text:span text:style-name="T345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88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6">Geschreven </text:span></text:span><text:span text:style-name="Emphasis"><text:span text:style-name="T310">in </text:span></text:span><text:span text:style-name="Emphasis"><text:span text:style-name="T309">2022 </text:span></text:span><text:span text:style-name="Emphasis"><text:span text:style-name="T306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7">Karel Zimmer</text:span></text:span></text:a><text:span text:style-name="Emphasis"><text:span text:style-name="T30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8">Creative Commons Publiek Domein Verklaring</text:span></text:span></text:a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31T10:49:11.461859419">31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1T10:49:11.287174116</dc:date>
    <meta:keyword>Installatie</meta:keyword>
    <meta:keyword>Checklist</meta:keyword>
    <meta:keyword>Linux</meta:keyword>
    <meta:editing-cycles>6559</meta:editing-cycles>
    <meta:editing-duration>P11DT14H35M20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1" meta:character-count="4944" meta:non-whitespace-character-count="4247"/>
    <meta:user-defined meta:name="Info 1"/>
    <meta:user-defined meta:name="Info 2"/>
    <meta:user-defined meta:name="Info 3"/>
    <meta:user-defined meta:name="Info 4"/>
  </office:meta>
</office:document-meta>
</file>